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P4" style:family="paragraph" style:parent-style-name="Text_20_body" style:list-style-name="L3">
      <style:paragraph-properties fo:padding="0.049cm" fo:border="0.002cm solid #e3e3e3"/>
    </style:style>
    <style:style style:name="P5" style:family="paragraph" style:parent-style-name="Text_20_body" style:list-style-name="L4">
      <style:paragraph-properties fo:padding="0.049cm" fo:border="0.002cm solid #e3e3e3"/>
    </style:style>
    <style:style style:name="P6" style:family="paragraph" style:parent-style-name="Text_20_body" style:list-style-name="L5">
      <style:paragraph-properties fo:padding="0.049cm" fo:border="0.002cm solid #e3e3e3"/>
    </style:style>
    <style:style style:name="P7" style:family="paragraph" style:parent-style-name="Text_20_body" style:list-style-name="L6">
      <style:paragraph-properties fo:padding="0.049cm" fo:border="0.002cm solid #e3e3e3"/>
    </style:style>
    <style:style style:name="P8" style:family="paragraph" style:parent-style-name="Text_20_body" style:list-style-name="L7">
      <style:paragraph-properties fo:padding="0.049cm" fo:border="0.002cm solid #e3e3e3"/>
    </style:style>
    <style:style style:name="P9" style:family="paragraph" style:parent-style-name="Text_20_body" style:list-style-name="L8">
      <style:paragraph-properties fo:padding="0.049cm" fo:border="0.002cm solid #e3e3e3"/>
    </style:style>
    <style:style style:name="P10" style:family="paragraph" style:parent-style-name="Text_20_body" style:list-style-name="L1">
      <style:paragraph-properties fo:margin-top="0cm" fo:margin-bottom="0cm" fo:padding="0.049cm" fo:border="0.002cm solid #e3e3e3"/>
    </style:style>
    <style:style style:name="P11" style:family="paragraph" style:parent-style-name="Text_20_body" style:list-style-name="L2">
      <style:paragraph-properties fo:margin-top="0cm" fo:margin-bottom="0cm" fo:padding="0.049cm" fo:border="0.002cm solid #e3e3e3"/>
    </style:style>
    <style:style style:name="P12" style:family="paragraph" style:parent-style-name="Text_20_body" style:list-style-name="L3">
      <style:paragraph-properties fo:margin-top="0cm" fo:margin-bottom="0cm" fo:padding="0.049cm" fo:border="0.002cm solid #e3e3e3"/>
    </style:style>
    <style:style style:name="P13" style:family="paragraph" style:parent-style-name="Text_20_body" style:list-style-name="L4">
      <style:paragraph-properties fo:margin-top="0cm" fo:margin-bottom="0cm" fo:padding="0.049cm" fo:border="0.002cm solid #e3e3e3"/>
    </style:style>
    <style:style style:name="P14" style:family="paragraph" style:parent-style-name="Text_20_body" style:list-style-name="L5">
      <style:paragraph-properties fo:margin-top="0cm" fo:margin-bottom="0cm" fo:padding="0.049cm" fo:border="0.002cm solid #e3e3e3"/>
    </style:style>
    <style:style style:name="P15" style:family="paragraph" style:parent-style-name="Text_20_body" style:list-style-name="L6">
      <style:paragraph-properties fo:margin-top="0cm" fo:margin-bottom="0cm" fo:padding="0.049cm" fo:border="0.002cm solid #e3e3e3"/>
    </style:style>
    <style:style style:name="P16" style:family="paragraph" style:parent-style-name="Text_20_body" style:list-style-name="L7">
      <style:paragraph-properties fo:margin-top="0cm" fo:margin-bottom="0cm" fo:padding="0.049cm" fo:border="0.002cm solid #e3e3e3"/>
    </style:style>
    <style:style style:name="P17" style:family="paragraph" style:parent-style-name="Text_20_body" style:list-style-name="L8">
      <style:paragraph-properties fo:margin-top="0cm" fo:margin-bottom="0cm" fo:padding="0.049cm" fo:border="0.002cm solid #e3e3e3"/>
    </style:style>
    <style:style style:name="P18" style:family="paragraph" style:parent-style-name="Text_20_body" style:list-style-name="L3">
      <style:paragraph-properties fo:padding="0.049cm" fo:border="0.002cm solid #000000"/>
    </style:style>
    <style:style style:name="P19" style:family="paragraph" style:parent-style-name="Heading_20_3">
      <style:paragraph-properties fo:padding="0.049cm" fo:border="0.002cm solid #e3e3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1. Determining the Most Suitable Battery Storage System</text:span></text:h>
      <text:p text:style-name="P1">To select an appropriate battery storage system for your PV installation, we'll need to:</text:p>
      <text:list xml:id="list5162467210495564197" text:style-name="L1">
        <text:list-item>
          <text:p text:style-name="P10"><text:span text:style-name="Strong_20_Emphasis">Analyze your energy production and consumption profiles</text:span> to identify when surplus energy is available and when energy deficits occur.</text:p>
        </text:list-item>
        <text:list-item>
          <text:p text:style-name="P10"><text:span text:style-name="Strong_20_Emphasis">Calculate the required battery capacity</text:span> to meet your energy storage needs.</text:p>
        </text:list-item>
        <text:list-item>
          <text:p text:style-name="P10"><text:span text:style-name="Strong_20_Emphasis">Consider battery characteristics</text:span> such as efficiency, depth of discharge, cycle life, and cost.</text:p>
        </text:list-item>
        <text:list-item>
          <text:p text:style-name="P10"><text:span text:style-name="Strong_20_Emphasis">Select the appropriate battery technology</text:span> that fits your requirements and constraints.</text:p>
        </text:list-item>
        <text:list-item>
          <text:p text:style-name="P2"><text:span text:style-name="Strong_20_Emphasis">Integrate the battery storage model</text:span> into your existing simulation code to evaluate performance.</text:p>
        </text:list-item>
      </text:list>
      <text:p text:style-name="Text_20_body"><text:line-break/><text:span text:style-name="Strong_20_Emphasis">A. Analyze Energy Production and Consumption Profiles</text:span></text:p>
      <text:list xml:id="list3768918703695859702" text:style-name="L2">
        <text:list-item>
          <text:p text:style-name="P3"><text:span text:style-name="Strong_20_Emphasis">Calculate Net Energy Balance:</text:span></text:p>
          <text:list>
            <text:list-item>
              <text:p text:style-name="P3">Compute the hourly net energy by subtracting the consumption from the production:</text:p>
              <text:p text:style-name="P3">\text{Net Energy (Wh)} = \text{E_ac (Wh)} - \text{Load (Wh)}</text:p>
              <text:p text:style-name="P3">Note: Ensure that <text:span text:style-name="Source_20_Text">Load (kW)</text:span> is converted to Wh by multiplying by 1000 and the time interval (1 hour).</text:p>
            </text:list-item>
          </text:list>
        </text:list-item>
        <text:list-item>
          <text:p text:style-name="P3"><text:span text:style-name="Strong_20_Emphasis">Identify Surplus and Deficit Periods:</text:span></text:p>
          <text:list>
            <text:list-item>
              <text:p text:style-name="P11"><text:span text:style-name="Strong_20_Emphasis">Surplus Periods:</text:span> When net energy is positive (production exceeds consumption).</text:p>
            </text:list-item>
            <text:list-item>
              <text:p text:style-name="P11"><text:span text:style-name="Strong_20_Emphasis">Deficit Periods:</text:span> When net energy is negative (consumption exceeds production).</text:p>
            </text:list-item>
          </text:list>
        </text:list-item>
        <text:list-item>
          <text:p text:style-name="P3"><text:span text:style-name="Strong_20_Emphasis">Quantify Surplus Energy:</text:span></text:p>
          <text:list>
            <text:list-item>
              <text:p text:style-name="P11">Sum the net positive energy over the year to determine the total surplus energy available for storage.</text:p>
            </text:list-item>
          </text:list>
        </text:list-item>
        <text:list-item>
          <text:p text:style-name="P3"><text:span text:style-name="Strong_20_Emphasis">Determine Peak Deficit Periods:</text:span></text:p>
          <text:list>
            <text:list-item>
              <text:p text:style-name="P3">Identify the maximum continuous deficit duration to size the battery for desired autonomy.</text:p>
            </text:list-item>
          </text:list>
        </text:list-item>
      </text:list>
      <text:h text:style-name="P19" text:outline-level="3"><text:span text:style-name="Strong_20_Emphasis">B. Determine Required Battery Capacity</text:span></text:h>
      <text:list xml:id="list7555552774826819444" text:style-name="L3">
        <text:list-item>
          <text:p text:style-name="P4"><text:span text:style-name="Strong_20_Emphasis">Set Objectives:</text:span></text:p>
          <text:list>
            <text:list-item>
              <text:p text:style-name="P12"><text:span text:style-name="Strong_20_Emphasis">Desired Autonomy:</text:span> How many hours or days should the battery supply energy during deficits?</text:p>
            </text:list-item>
            <text:list-item>
              <text:p text:style-name="P12"><text:span text:style-name="Strong_20_Emphasis">Peak Shaving:</text:span> Reduce peak demand charges by supplying stored energy during high consumption periods.</text:p>
            </text:list-item>
            <text:list-item>
              <text:p text:style-name="P12"><text:span text:style-name="Strong_20_Emphasis">Self-Consumption Maximization:</text:span> Maximize the use of self-generated energy.</text:p>
            </text:list-item>
          </text:list>
        </text:list-item>
        <text:list-item>
          <text:p text:style-name="P4"><text:span text:style-name="Strong_20_Emphasis">Calculate Required Capacity:</text:span></text:p>
          <text:list>
            <text:list-item>
              <text:p text:style-name="P12"><text:span text:style-name="Strong_20_Emphasis">Energy Capacity (kWh):</text:span> Based on the maximum expected deficit and desired autonomy.</text:p>
            </text:list-item>
            <text:list-item>
              <text:p text:style-name="P12"><text:span text:style-name="Strong_20_Emphasis">Power Capacity (kW):</text:span> The maximum power the battery needs to supply.</text:p>
            </text:list-item>
          </text:list>
        </text:list-item>
        <text:list-item>
          <text:p text:style-name="P4"><text:span text:style-name="Strong_20_Emphasis">Adjust for Battery Characteristics:</text:span></text:p>
          <text:list>
            <text:list-item>
              <text:p text:style-name="P12"><text:soft-page-break/><text:span text:style-name="Strong_20_Emphasis">Depth of Discharge (DoD):</text:span> Most batteries should not be discharged completely to prolong lifespan.</text:p>
            </text:list-item>
            <text:list-item>
              <text:p text:style-name="P12"><text:span text:style-name="Strong_20_Emphasis">Battery Efficiency:</text:span> Account for charge/discharge efficiency (typically 85-95%).</text:p>
            </text:list-item>
          </text:list>
          <text:p text:style-name="P18">Usable Capacity (kWh)=Required Capacity (kWh)DoD×EfficiencyUsable Capacity (kWh)=DoD×EfficiencyRequired Capacity (kWh)​</text:p>
        </text:list-item>
      </text:list>
      <text:p text:style-name="Text_20_body"/>
      <text:h text:style-name="Heading_20_3" text:outline-level="3"><text:span text:style-name="Strong_20_Emphasis">C. Evaluate Battery Technologies</text:span></text:h>
      <text:list xml:id="list9193407755049512563" text:style-name="L4">
        <text:list-item>
          <text:p text:style-name="P5"><text:span text:style-name="Strong_20_Emphasis">Common Battery Types:</text:span></text:p>
          <text:list>
            <text:list-item>
              <text:p text:style-name="P5"><text:span text:style-name="Strong_20_Emphasis">Lithium-Ion Batteries:</text:span></text:p>
              <text:list>
                <text:list-item>
                  <text:p text:style-name="P13">High energy density.</text:p>
                </text:list-item>
                <text:list-item>
                  <text:p text:style-name="P13">High efficiency (~90-95%).</text:p>
                </text:list-item>
                <text:list-item>
                  <text:p text:style-name="P13">Long cycle life (2000-5000 cycles).</text:p>
                </text:list-item>
                <text:list-item>
                  <text:p text:style-name="P13">Higher upfront cost but lower lifetime cost.</text:p>
                </text:list-item>
              </text:list>
            </text:list-item>
            <text:list-item>
              <text:p text:style-name="P5"><text:span text:style-name="Strong_20_Emphasis">Lead-Acid Batteries:</text:span></text:p>
              <text:list>
                <text:list-item>
                  <text:p text:style-name="P13">Lower upfront cost.</text:p>
                </text:list-item>
                <text:list-item>
                  <text:p text:style-name="P13">Lower energy density.</text:p>
                </text:list-item>
                <text:list-item>
                  <text:p text:style-name="P13">Shorter cycle life (500-1500 cycles).</text:p>
                </text:list-item>
                <text:list-item>
                  <text:p text:style-name="P13">Lower DoD (typically 50%).</text:p>
                </text:list-item>
              </text:list>
            </text:list-item>
            <text:list-item>
              <text:p text:style-name="P5"><text:span text:style-name="Strong_20_Emphasis">Flow Batteries:</text:span></text:p>
              <text:list>
                <text:list-item>
                  <text:p text:style-name="P13">Long lifespan.</text:p>
                </text:list-item>
                <text:list-item>
                  <text:p text:style-name="P13">Suitable for large-scale storage.</text:p>
                </text:list-item>
                <text:list-item>
                  <text:p text:style-name="P13">Lower energy density.</text:p>
                </text:list-item>
                <text:list-item>
                  <text:p text:style-name="P13">Higher cost and complexity.</text:p>
                </text:list-item>
              </text:list>
            </text:list-item>
          </text:list>
        </text:list-item>
        <text:list-item>
          <text:p text:style-name="P5"><text:span text:style-name="Strong_20_Emphasis">Factors to Consider:</text:span></text:p>
          <text:list>
            <text:list-item>
              <text:p text:style-name="P13"><text:span text:style-name="Strong_20_Emphasis">Cost per kWh of storage.</text:span></text:p>
            </text:list-item>
            <text:list-item>
              <text:p text:style-name="P13"><text:span text:style-name="Strong_20_Emphasis">Cycle life and warranty.</text:span></text:p>
            </text:list-item>
            <text:list-item>
              <text:p text:style-name="P13"><text:span text:style-name="Strong_20_Emphasis">Maintenance requirements.</text:span></text:p>
            </text:list-item>
            <text:list-item>
              <text:p text:style-name="P5"><text:span text:style-name="Strong_20_Emphasis">Safety and environmental considerations.</text:span></text:p>
            </text:list-item>
          </text:list>
        </text:list-item>
      </text:list>
      <text:h text:style-name="Heading_20_3" text:outline-level="3"><text:span text:style-name="Strong_20_Emphasis">D. Integrate Battery Modeling into Your Simulation</text:span></text:h>
      <text:list xml:id="list2114754605932654759" text:style-name="L5">
        <text:list-item>
          <text:p text:style-name="P6"><text:span text:style-name="Strong_20_Emphasis">Modify Your DataFrame:</text:span></text:p>
          <text:list>
            <text:list-item>
              <text:p text:style-name="P14">Add columns to track battery state of charge (SoC), charge/discharge power, and energy flows.</text:p>
            </text:list-item>
          </text:list>
        </text:list-item>
        <text:list-item>
          <text:p text:style-name="P6"><text:span text:style-name="Strong_20_Emphasis">Implement a Battery Model:</text:span></text:p>
          <text:list>
            <text:list-item>
              <text:p text:style-name="P6"><text:span text:style-name="Strong_20_Emphasis">Initialize Battery SoC:</text:span></text:p>
              <text:list>
                <text:list-item>
                  <text:p text:style-name="P14">Set initial SoC (e.g., 50% of total capacity).</text:p>
                </text:list-item>
              </text:list>
            </text:list-item>
            <text:list-item>
              <text:p text:style-name="P6"><text:span text:style-name="Strong_20_Emphasis">Simulate Charge/Discharge Cycles:</text:span></text:p>
              <text:list>
                <text:list-item>
                  <text:p text:style-name="P6">For each time step:</text:p>
                  <text:list>
                    <text:list-item>
                      <text:p text:style-name="P6"><text:soft-page-break/><text:span text:style-name="Strong_20_Emphasis">If Net Energy &gt; 0 (Surplus):</text:span></text:p>
                      <text:list>
                        <text:list-item>
                          <text:p text:style-name="P14">Charge the battery with available surplus energy, up to maximum charge rate and capacity.</text:p>
                        </text:list-item>
                      </text:list>
                    </text:list-item>
                    <text:list-item>
                      <text:p text:style-name="P6"><text:span text:style-name="Strong_20_Emphasis">If Net Energy &lt; 0 (Deficit):</text:span></text:p>
                      <text:list>
                        <text:list-item>
                          <text:p text:style-name="P14">Discharge the battery to supply energy, up to maximum discharge rate and remaining SoC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Account for Efficiency Losses:</text:span></text:p>
              <text:list>
                <text:list-item>
                  <text:p text:style-name="P14">Apply charge/discharge efficiency factors.</text:p>
                </text:list-item>
              </text:list>
            </text:list-item>
          </text:list>
        </text:list-item>
        <text:list-item>
          <text:p text:style-name="P6"><text:span text:style-name="Strong_20_Emphasis">Update Energy Flows:</text:span></text:p>
          <text:list>
            <text:list-item>
              <text:p text:style-name="P6"><text:span text:style-name="Strong_20_Emphasis">Grid Import/Export:</text:span></text:p>
              <text:list>
                <text:list-item>
                  <text:p text:style-name="P14">Calculate energy imported from or exported to the grid.</text:p>
                </text:list-item>
              </text:list>
            </text:list-item>
            <text:list-item>
              <text:p text:style-name="P6"><text:span text:style-name="Strong_20_Emphasis">Unmet Load:</text:span></text:p>
              <text:list>
                <text:list-item>
                  <text:p text:style-name="P6">If the battery is depleted, and production is insufficient, record unmet load (if off-grid scenario).</text:p>
                </text:list-item>
              </text:list>
            </text:list-item>
          </text:list>
        </text:list-item>
      </text:list>
      <text:h text:style-name="P19" text:outline-level="3"><text:span text:style-name="Strong_20_Emphasis">E. Optimize Battery Sizing</text:span></text:h>
      <text:list xml:id="list693260959242617214" text:style-name="L6">
        <text:list-item>
          <text:p text:style-name="P7"><text:span text:style-name="Strong_20_Emphasis">Perform Sensitivity Analysis:</text:span></text:p>
          <text:list>
            <text:list-item>
              <text:p text:style-name="P15">Simulate different battery capacities to see how they affect self-consumption, grid dependence, and cost.</text:p>
            </text:list-item>
          </text:list>
        </text:list-item>
        <text:list-item>
          <text:p text:style-name="P7"><text:span text:style-name="Strong_20_Emphasis">Cost-Benefit Analysis:</text:span></text:p>
          <text:list>
            <text:list-item>
              <text:p text:style-name="P15">Compare the cost of different battery sizes against the savings from reduced grid consumption and potential incentives.</text:p>
            </text:list-item>
          </text:list>
        </text:list-item>
        <text:list-item>
          <text:p text:style-name="P7"><text:span text:style-name="Strong_20_Emphasis">Select the Optimal Battery Size:</text:span></text:p>
          <text:list>
            <text:list-item>
              <text:p text:style-name="P7">Based on technical performance and economic viability.</text:p>
            </text:list-item>
          </text:list>
        </text:list-item>
      </text:list>
      <text:p text:style-name="Text_20_body"><text:line-break/><text:span text:style-name="Strong_20_Emphasis">Questions to Proceed</text:span></text:p>
      <text:p text:style-name="P1">To provide a more precise recommendation and help you integrate the battery storage system into your simulation, please consider the following questions:</text:p>
      <text:list xml:id="list4660272318358556275" text:style-name="L7">
        <text:list-item>
          <text:p text:style-name="P8"><text:span text:style-name="Strong_20_Emphasis">Battery System Requirements:</text:span></text:p>
          <text:list>
            <text:list-item>
              <text:p text:style-name="P8"><text:span text:style-name="Strong_20_Emphasis">Desired Autonomy:</text:span></text:p>
              <text:list>
                <text:list-item>
                  <text:p text:style-name="P16">How many hours or days of autonomy do you require during periods without solar production?</text:p>
                </text:list-item>
              </text:list>
            </text:list-item>
            <text:list-item>
              <text:p text:style-name="P8"><text:span text:style-name="Strong_20_Emphasis">Load Coverage:</text:span></text:p>
              <text:list>
                <text:list-item>
                  <text:p text:style-name="P16">Do you aim to cover critical loads only or the entire load during deficits?</text:p>
                </text:list-item>
              </text:list>
            </text:list-item>
          </text:list>
        </text:list-item>
        <text:list-item>
          <text:p text:style-name="P8"><text:span text:style-name="Strong_20_Emphasis">Budget Constraints:</text:span></text:p>
          <text:list>
            <text:list-item>
              <text:p text:style-name="P16">Do you have a budget limit for the battery storage system?</text:p>
            </text:list-item>
          </text:list>
        </text:list-item>
        <text:list-item>
          <text:p text:style-name="P8"><text:span text:style-name="Strong_20_Emphasis">Preferred Battery Technology:</text:span></text:p>
          <text:list>
            <text:list-item>
              <text:p text:style-name="P16"><text:soft-page-break/>Are you leaning towards a specific battery technology (e.g., Lithium-ion, Lead-acid)?</text:p>
            </text:list-item>
          </text:list>
        </text:list-item>
        <text:list-item>
          <text:p text:style-name="P8"><text:span text:style-name="Strong_20_Emphasis">Depth of Discharge and Lifespan:</text:span></text:p>
          <text:list>
            <text:list-item>
              <text:p text:style-name="P16">What is the maximum allowable depth of discharge?</text:p>
            </text:list-item>
            <text:list-item>
              <text:p text:style-name="P16">Do you have target lifespan or cycle life for the battery system?</text:p>
            </text:list-item>
          </text:list>
        </text:list-item>
        <text:list-item>
          <text:p text:style-name="P8"><text:span text:style-name="Strong_20_Emphasis">Regulatory and Incentive Considerations:</text:span></text:p>
          <text:list>
            <text:list-item>
              <text:p text:style-name="P16">Are there any incentives, rebates, or regulations in your area that affect battery storage systems?</text:p>
            </text:list-item>
          </text:list>
        </text:list-item>
        <text:list-item>
          <text:p text:style-name="P8"><text:span text:style-name="Strong_20_Emphasis">Operational Objectives:</text:span></text:p>
          <text:list>
            <text:list-item>
              <text:p text:style-name="P16">Is your primary goal to maximize self-consumption, reduce peak demand charges, provide backup power, or participate in energy markets?</text:p>
            </text:list-item>
          </text:list>
        </text:list-item>
        <text:list-item>
          <text:p text:style-name="P8"><text:span text:style-name="Strong_20_Emphasis">Grid Connection:</text:span></text:p>
          <text:list>
            <text:list-item>
              <text:p text:style-name="P16">Is your system connected to the grid, or is it an off-grid system?</text:p>
            </text:list-item>
          </text:list>
        </text:list-item>
        <text:list-item>
          <text:p text:style-name="P8"><text:span text:style-name="Strong_20_Emphasis">Data Availability:</text:span></text:p>
          <text:list>
            <text:list-item>
              <text:p text:style-name="P8">Do you have access to historical data on energy prices, grid tariffs, or feed-in tariffs?</text:p>
            </text:list-item>
          </text:list>
        </text:list-item>
      </text:list>
      <text:p text:style-name="Horizontal_20_Line"/>
      <text:h text:style-name="P19" text:outline-level="3"><text:span text:style-name="Strong_20_Emphasis">Next Steps</text:span></text:h>
      <text:p text:style-name="P1">Based on your responses, I can assist you with:</text:p>
      <text:list xml:id="list1714349027195521171" text:style-name="L8">
        <text:list-item>
          <text:p text:style-name="P17"><text:span text:style-name="Strong_20_Emphasis">Calculating the appropriate battery capacity and specifications.</text:span></text:p>
        </text:list-item>
        <text:list-item>
          <text:p text:style-name="P17"><text:span text:style-name="Strong_20_Emphasis">Integrating the battery model into your existing Python code.</text:span></text:p>
        </text:list-item>
        <text:list-item>
          <text:p text:style-name="P17"><text:span text:style-name="Strong_20_Emphasis">Simulating the system performance with the battery storage included.</text:span></text:p>
        </text:list-item>
        <text:list-item>
          <text:p text:style-name="P9"><text:span text:style-name="Strong_20_Emphasis">Analyzing the economic and technical benefits of different battery options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7T09:13:57.32</meta:creation-date>
    <meta:document-statistic meta:table-count="0" meta:image-count="0" meta:object-count="0" meta:page-count="4" meta:paragraph-count="107" meta:word-count="886" meta:character-count="5650"/>
    <dc:date>2024-11-17T09:17:03.70</dc:date>
    <meta:editing-duration>PT3M7S</meta:editing-duration>
    <meta:editing-cycles>1</meta:editing-cycles>
    <meta:generator>OpenOffice/4.1.15$Win32 OpenOffice.org_project/4115m2$Build-9813</meta:generator>
  </office:meta>
</office:document-meta>
</file>